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965e" officeooo:paragraph-rsid="00113c12"/>
    </style:style>
    <style:style style:name="P2" style:family="paragraph" style:parent-style-name="Standard">
      <style:text-properties officeooo:rsid="000ce89d" officeooo:paragraph-rsid="00113c12"/>
    </style:style>
    <style:style style:name="P3" style:family="paragraph" style:parent-style-name="Standard">
      <style:text-properties officeooo:rsid="00113c12" officeooo:paragraph-rsid="00113c12"/>
    </style:style>
    <style:style style:name="P4" style:family="paragraph" style:parent-style-name="Standard">
      <style:text-properties officeooo:rsid="0016a7cd" officeooo:paragraph-rsid="0016a7cd"/>
    </style:style>
    <style:style style:name="P5" style:family="paragraph" style:parent-style-name="Standard">
      <style:text-properties officeooo:rsid="0017680f" officeooo:paragraph-rsid="0017680f"/>
    </style:style>
    <style:style style:name="P6" style:family="paragraph" style:parent-style-name="Standard">
      <style:text-properties fo:font-style="normal" officeooo:rsid="0017680f" officeooo:paragraph-rsid="0017680f" style:font-style-asian="normal" style:font-style-complex="normal"/>
    </style:style>
    <style:style style:name="P7" style:family="paragraph" style:parent-style-name="Standard">
      <style:text-properties fo:font-style="normal" officeooo:rsid="0018a498" officeooo:paragraph-rsid="0017680f" style:font-style-asian="normal" style:font-style-complex="normal"/>
    </style:style>
    <style:style style:name="P8" style:family="paragraph" style:parent-style-name="Standard" style:list-style-name="L1">
      <style:text-properties fo:font-style="normal" officeooo:rsid="0017680f" officeooo:paragraph-rsid="0017680f" style:font-style-asian="normal" style:font-style-complex="normal"/>
    </style:style>
    <style:style style:name="P9" style:family="paragraph" style:parent-style-name="Standard" style:list-style-name="L2">
      <style:text-properties fo:font-style="normal" officeooo:rsid="0017680f" officeooo:paragraph-rsid="0017680f" style:font-style-asian="normal" style:font-style-complex="normal"/>
    </style:style>
    <style:style style:name="P10" style:family="paragraph" style:parent-style-name="Standard" style:list-style-name="L1">
      <style:text-properties officeooo:rsid="0017680f" officeooo:paragraph-rsid="0017680f"/>
    </style:style>
    <style:style style:name="P11" style:family="paragraph" style:parent-style-name="Standard" style:list-style-name="L2">
      <style:text-properties officeooo:rsid="0017680f" officeooo:paragraph-rsid="0017680f"/>
    </style:style>
    <style:style style:name="T1" style:family="text">
      <style:text-properties officeooo:rsid="0017680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8a498" style:font-style-asian="normal" style:font-style-complex="normal"/>
    </style:style>
    <style:style style:name="T5" style:family="text">
      <style:text-properties fo:font-style="normal" officeooo:rsid="0019c1d4" style:font-style-asian="normal" style:font-style-complex="normal"/>
    </style:style>
    <style:style style:name="T6" style:family="text">
      <style:text-properties officeooo:rsid="001a64d4"/>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 461 </text:p>
      <text:p text:style-name="P3">Fall 201<text:span text:style-name="T1">7</text:span></text:p>
      <text:p text:style-name="P4">Due night of <text:span text:style-name="T6">Sept. 24</text:span></text:p>
      <text:p text:style-name="P1"/>
      <text:p text:style-name="P5">This program will implement hill-climbing search to solve the N-queens problem. </text:p>
      <text:p text:style-name="P5"/>
      <text:p text:style-name="P5">In chess, the queen is the most powerful piece on the board, capable of moving forward or backwards (along files), left or right (along ranks), or along either diagonal in either direction, and attacks any piece on an unobstructed square where the queen can move. The <text:span text:style-name="T2">N-queens</text:span><text:span text:style-name="T3"> problem is this: Given an N x N chessboard, place N queens such that no queen is attacking any other. </text:span></text:p>
      <text:p text:style-name="P6"/>
      <text:p text:style-name="P6">We can simplify the problem a bit by observing that in any valid solution, no 2 queens can be on the same file (column); therefore, we can represent the board as N values, where each value is the rank (row) where the queen in that file is. If each queen can only move up or down on their file, one large category of invalid solutions can be removed. </text:p>
      <text:p text:style-name="P6"/>
      <text:p text:style-name="P6">Begin with a random placement, in which each queen is on a random rank for its file. Then repeat the following until a solution is found: </text:p>
      <text:list xml:id="list7972438752514511558" text:style-name="L1">
        <text:list-item>
          <text:p text:style-name="P8">For each queen, find how many attacks result if that queen is moved to each rank on that file. </text:p>
          <text:list>
            <text:list-item>
              <text:p text:style-name="P10"><text:span text:style-name="T3">Remember the rank resulting in the lowest number of </text:span><text:span text:style-name="T5">attacks</text:span><text:span text:style-name="T3">, </text:span><text:span text:style-name="T2">provided</text:span><text:span text:style-name="T3"> that the number of attacks occurring is no greater than the current number. </text:span><text:span text:style-name="T5">(It can be the same, <text:s/>but no larger.) </text:span></text:p>
            </text:list-item>
            <text:list-item>
              <text:p text:style-name="P10"><text:span text:style-name="T3">If more than one rank results in the same minimum number of </text:span><text:span text:style-name="T5">attacks</text:span><text:span text:style-name="T3">, remember all of them. </text:span></text:p>
            </text:list-item>
          </text:list>
        </text:list-item>
        <text:list-item>
          <text:p text:style-name="P10"><text:span text:style-name="T3">At the end of the search, select the file/rank move that results in the lowest number of conflicts. If there are multiple file/rank moves resulting in the same minimum number of conflicts, randomly select from among them (uniform selection). </text:span><text:span text:style-name="T5">Make that move, and continue search. </text:span></text:p>
        </text:list-item>
      </text:list>
      <text:p text:style-name="P6"/>
      <text:p text:style-name="P6">Search can end under any of the following situations: </text:p>
      <text:list xml:id="list1248892005277723023" text:style-name="L2">
        <text:list-item>
          <text:p text:style-name="P9">After some move, there are 0 attacks occurring. This is success; print the solution and ask the user if they want to solve another one. </text:p>
        </text:list-item>
        <text:list-item>
          <text:p text:style-name="P9">For any possible move, the number of attacks increases. In this case, the position is a local minimum and is trapped. Report this to the user, randomly place each queen, and re-start the search. </text:p>
        </text:list-item>
        <text:list-item>
          <text:p text:style-name="P11"><text:span text:style-name="T3">The only moves found result in the same number of attacks, with no reduction. In this case, the search has hit a </text:span><text:span text:style-name="T2">plateau</text:span><text:span text:style-name="T3"> which may or may not have a way off. Track the number of times this occurs. If 200 rounds are carried out and the number of attacks has not decreased, declare a failed search, alert the user, and start the search over. </text:span></text:p>
        </text:list-item>
      </text:list>
      <text:p text:style-name="P6"/>
      <text:p text:style-name="P5"><text:span text:style-name="T3">Prepare a short document explaining your code and the algorithms you use. <text:s/>Your program may be in </text:span><text:span text:style-name="T4">C++, Java, Python, or Clojure. <text:s/>Upload your source code and document to Blackboard. </text:span></text:p>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5T07:52:03.575000000</meta:creation-date>
    <dc:date>2017-08-09T15:41:15.283000000</dc:date>
    <meta:editing-duration>PT16H1M4S</meta:editing-duration>
    <meta:editing-cycles>7</meta:editing-cycles>
    <meta:generator>LibreOffice/5.2.3.3$Windows_x86 LibreOffice_project/d54a8868f08a7b39642414cf2c8ef2f228f780cf</meta:generator>
    <meta:document-statistic meta:table-count="0" meta:image-count="0" meta:object-count="0" meta:page-count="1" meta:paragraph-count="16" meta:word-count="464" meta:character-count="2547" meta:non-whitespace-character-count="2089"/>
  </office:meta>
</office:document-meta>
</file>